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23feb2"/>
    </style:style>
    <style:style style:name="T1" style:family="text">
      <style:text-properties officeooo:rsid="00446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: Bhagavad-Gītā 2.29–40 – A Kṣatriya must fulfil his caste duty: to fight</text:p>
      <text:p text:style-name="P1"/>
      <text:p text:style-name="P1">आश्चर्यवत्पश्यति कश्चिदेनमाश्चर्यवद्वदति तथैव चान्यः ।</text:p>
      <text:p text:style-name="P1">आश्चर्यवच्चैनमन्यः शृणोति श्रुत्वाप्येनं वेद न चैव कश्चित् ॥ २- २९॥</text:p>
      <text:p text:style-name="P1">देही नित्यमवध्यो ऽयं देहे सर्वस्य भारत ।</text:p>
      <text:p text:style-name="P1">तस्मात्सर्वाणि भूतानि न त्वं शोचितुमर्हसि ॥ २- ३०॥</text:p>
      <text:p text:style-name="P1">स्वधर्ममपि चावेक्ष्य न विकम्पितुमर्हसि ।</text:p>
      <text:p text:style-name="P1">धर्म्याद्धि युद्धाच्छ् रे यो ऽन्यत्क्षत्रियस्य न विद्यते ॥ २- ३१॥</text:p>
      <text:p text:style-name="P1">यदृच्छया चोपपन्नं स्वर्गद्वारमपावृतम् ।</text:p>
      <text:p text:style-name="P1">सुखिनः क्षत्रियाः पार्थ लभन्ते युद्धमीदृशम् ॥ २- ३२॥</text:p>
      <text:p text:style-name="P1">अथ चेत्त्वमिमं धर्म्यं सं ग्रामं न करिष्यसि ।</text:p>
      <text:p text:style-name="P1">ततः स्वधर्मं कीर्तिं च हित्वा पापमवाप्स्यसि ॥ २- ३३॥</text:p>
      <text:p text:style-name="P1">अकीर्तिं चापि भूतानि कथयिष्यन्ति ते ऽव्ययाम् ।</text:p>
      <text:p text:style-name="P1">संभावितस्य चाकीर्तिर्मरणादतिरिच्यते ॥ २- ३४॥</text:p>
      <text:p text:style-name="P1">भयाद्रणादपु रतं मं स्यन्ते त्वां महारथाः ।</text:p>
      <text:p text:style-name="P1">येषां च त्वं बहुमतो भूत्वा यास्यसि लाघवम् ॥ २- ३५॥</text:p>
      <text:p text:style-name="P1">अवाच्यवादांश्च बहून्वदिष्यन्ति तवाहिताः ।</text:p>
      <text:p text:style-name="P1">निन्दन्तस्तव सामर्थ्यं ततो द<text:span text:style-name="T1">ुः</text:span>खतरं नु किम् ॥ २- ३६॥</text:p>
      <text:p text:style-name="P1">हतो वा प्राप्स्यसि स्वर्गं जित्वा वा भोक्ष्यसे महीम् ।</text:p>
      <text:p text:style-name="P1">तस्मादत्तिष्ठ कौन्तेय युद्धाय कृ तनिश्चयः ॥ २- ३७॥</text:p>
      <text:p text:style-name="P1">सुखद<text:span text:style-name="T1">ुः</text:span>खे समे कृ त्वा लाभालाभौ जयाजयौ ।</text:p>
      <text:p text:style-name="P1">ततो युद्धाय युज्यस्व नैवं पापमवाप्स्यसि ॥ २- ३८॥</text:p>
      <text:p text:style-name="P1">एषा ते ऽभिहिता सांख्ये बुद्धिर्योगे त्विमां शृणु ।</text:p>
      <text:p text:style-name="P1">बुद्ध्या युक्तो यया पार्थ कर्मबन्धं प्रहास्यसि ॥ २- ३९॥</text:p>
      <text:p text:style-name="P1">नेहाभिक्रमनाशो ऽस्ति प्रत्यवायो न विद्यते ।</text:p>
      <text:p text:style-name="P1">स्वल्पमप्यस्य धर्मस्य त्रायते महतो भयात् ॥ २- ४०॥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6:29:26.003762148</dc:date>
    <meta:editing-duration>P1DT13H9M34S</meta:editing-duration>
    <meta:editing-cycles>61</meta:editing-cycles>
    <meta:generator>LibreOffice/7.4.7.2$Linux_X86_64 LibreOffice_project/40$Build-2</meta:generator>
    <meta:document-statistic meta:table-count="0" meta:image-count="0" meta:object-count="0" meta:page-count="1" meta:paragraph-count="25" meta:word-count="192" meta:character-count="730" meta:non-whitespace-character-count="563"/>
  </office:meta>
</office:document-meta>
</file>